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43.96mm"/>
    </style:style>
    <style:style style:name="co12" style:family="table-column">
      <style:table-column-properties fo:break-before="auto" style:column-width="26.53mm"/>
    </style:style>
    <style:style style:name="co13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05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21.27mm"/>
    </style:style>
    <style:style style:name="co14" style:family="table-column">
      <style:table-column-properties fo:break-before="auto" style:column-width="4.69mm"/>
    </style:style>
    <style:style style:name="co15" style:family="table-column">
      <style:table-column-properties fo:break-before="auto" style:column-width="5.52mm"/>
    </style:style>
    <style:style style:name="co16" style:family="table-column">
      <style:table-column-properties fo:break-before="auto" style:column-width="34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number-columns-repeated="2" table:default-cell-style-name="ce5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Impl. RIF</text:p>
          </table:table-cell>
          <table:table-cell table:style-name="ce4" office:value-type="string" calcext:value-type="string">
            <text:p>Impl. TXT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table:number-columns-repeated="1009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Not implemented. Will be <text:s/>for encoder motors on TXT with fast counter input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 M1&gt;</text:p>
          </table:table-cell>
          <table:table-cell office:value-type="string" calcext:value-type="string">
            <text:p>&lt;channel M2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5"/>
          <table:table-cell office:value-type="string" calcext:value-type="string">
            <text:p>Have two encoder motors run synchroneously (for &lt;pulses&gt; steps or forever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1"/>
          <table:table-cell office:value-type="string" calcext:value-type="string">
            <text:p>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9"/>
          <table:table-cell office:value-type="string" calcext:value-type="string">
            <text:p>Not implemented ye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6"/>
          <table:table-cell office:value-type="string" calcext:value-type="string">
            <text:p>Not implemented yet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he user has to tap on the output screen to continue execution of the next line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.00.0000</text:date>, <text:time style:data-style-name="N2" text:time-value="13:06:36.2582503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14H2M31S</meta:editing-duration>
    <meta:editing-cycles>30</meta:editing-cycles>
    <meta:generator>LibreOffice/5.2.5.1$Linux_X86_64 LibreOffice_project/20m0$Build-1</meta:generator>
    <dc:date>2017-05-24T13:08:40.305086409</dc:date>
    <meta:document-statistic meta:table-count="2" meta:cell-count="238" meta:object-count="0"/>
  </office:meta>
</office:document-meta>
</file>